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d10d9" officeooo:paragraph-rsid="000d10d9"/>
    </style:style>
    <style:style style:name="P2" style:family="paragraph" style:parent-style-name="Heading_20_2">
      <style:text-properties officeooo:rsid="001405ed" officeooo:paragraph-rsid="001405ed"/>
    </style:style>
    <style:style style:name="P3" style:family="paragraph" style:parent-style-name="Heading_20_3">
      <style:text-properties officeooo:rsid="000c24f3" officeooo:paragraph-rsid="000c24f3"/>
    </style:style>
    <style:style style:name="P4" style:family="paragraph" style:parent-style-name="Standard">
      <style:text-properties officeooo:rsid="000b9d16" officeooo:paragraph-rsid="000b9d16"/>
    </style:style>
    <style:style style:name="P5" style:family="paragraph" style:parent-style-name="Standard">
      <style:text-properties officeooo:rsid="000c24f3" officeooo:paragraph-rsid="000c24f3"/>
    </style:style>
    <style:style style:name="P6" style:family="paragraph" style:parent-style-name="Standard">
      <style:text-properties officeooo:rsid="001360fa" officeooo:paragraph-rsid="001360fa"/>
    </style:style>
    <style:style style:name="P7" style:family="paragraph" style:parent-style-name="Text_20_body">
      <style:text-properties officeooo:rsid="000c24f3" officeooo:paragraph-rsid="000c24f3"/>
    </style:style>
    <style:style style:name="P8" style:family="paragraph" style:parent-style-name="Text_20_body">
      <style:text-properties officeooo:rsid="000d10d9" officeooo:paragraph-rsid="000d10d9"/>
    </style:style>
    <style:style style:name="P9" style:family="paragraph" style:parent-style-name="Text_20_body">
      <style:text-properties officeooo:rsid="000e1ccf" officeooo:paragraph-rsid="000e1ccf"/>
    </style:style>
    <style:style style:name="P10" style:family="paragraph" style:parent-style-name="Text_20_body">
      <style:text-properties officeooo:rsid="00110176" officeooo:paragraph-rsid="00110176"/>
    </style:style>
    <style:style style:name="P11" style:family="paragraph" style:parent-style-name="Text_20_body">
      <style:text-properties officeooo:rsid="001360fa" officeooo:paragraph-rsid="001360fa"/>
    </style:style>
    <style:style style:name="P12" style:family="paragraph" style:parent-style-name="Text_20_body">
      <style:text-properties officeooo:rsid="001405ed" officeooo:paragraph-rsid="001405ed"/>
    </style:style>
    <style:style style:name="T1" style:family="text">
      <style:text-properties officeooo:rsid="000c19fa"/>
    </style:style>
    <style:style style:name="T2" style:family="text">
      <style:text-properties officeooo:rsid="000f14bd"/>
    </style:style>
    <style:style style:name="T3" style:family="text">
      <style:text-properties officeooo:rsid="00110176"/>
    </style:style>
    <style:style style:name="T4" style:family="text">
      <style:text-properties officeooo:rsid="001183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supervised clustering</text:h>
      <text:p text:style-name="P4">Using unsupervised learning to cluster data with methods like:</text:p>
      <text:p text:style-name="P4"/>
      <text:p text:style-name="P4">K-means</text:p>
      <text:p text:style-name="P4"/>
      <text:p text:style-name="P4">Agglomerate clustering</text:p>
      <text:p text:style-name="P4"/>
      <text:p text:style-name="P4">DBSCAN</text:p>
      <text:p text:style-name="P4"/>
      <text:p text:style-name="P4">HDBSCAN</text:p>
      <text:p text:style-name="P4"/>
      <text:p text:style-name="P4"/>
      <text:h text:style-name="Heading_20_2" text:outline-level="2">K-means</text:h>
      <text:p text:style-name="P4">Make random <text:span text:style-name="T1">number of cluster-</text:span>centers and then cluster data based on what center is closest. <text:span text:style-name="T1">Find the average distance and find the direction that optimizes the average, move and redraw the clusters.</text:span></text:p>
      <text:p text:style-name="P4"/>
      <text:p text:style-name="P5">Makes every cluster the same diameter.</text:p>
      <text:p text:style-name="P5"/>
      <text:p text:style-name="P5">If a data clusters are concave then k-means will ignore the shape and find convex clusters.</text:p>
      <text:p text:style-name="P5"/>
      <text:p text:style-name="P5">If data clusters around an axis then K-means will fail to find the cluster.</text:p>
      <text:p text:style-name="P5"/>
      <text:p text:style-name="P6">Very computationally efficient.</text:p>
      <text:p text:style-name="P5"/>
      <text:h text:style-name="P3" text:outline-level="3">Vector quantization</text:h>
      <text:p text:style-name="P7">Is the act of trying to reduce the number vector so that you can decrees the dimensional of the data.</text:p>
      <text:p text:style-name="P7">By using K-means one can cluster data points and use the clusters as vector.</text:p>
      <text:p text:style-name="P7"/>
      <text:h text:style-name="P1" text:outline-level="2">Agglomerative clustering</text:h>
      <text:p text:style-name="P8">Make each point a cluster, find which two clusters are the most similar and combine them. </text:p>
      <text:p text:style-name="P8">If you keep track of the clustering process you can draw a tree based on the clustering. And using the trees you can make decide how many clusters you want</text:p>
      <text:p text:style-name="P8"/>
      <text:h text:style-name="P1" text:outline-level="2">DBSCAN</text:h>
      <text:p text:style-name="P9">Start by picking a random point, then find points within distance epsilon of the starting point, <text:span text:style-name="T2">if there are more neighbors within distance epsilon than min sample then </text:span><text:span text:style-name="T3">make a edge between the data </text:span><text:span text:style-name="T4">and label the point as a core point</text:span><text:span text:style-name="T3"> and</text:span><text:span text:style-name="T2"> do the same for each neighbors; if there are fewer neighbors than min sample </text:span><text:span text:style-name="T3">then mark the the data as noise if it is </text:span><text:span text:style-name="T4">not within distance epsilon of a core point</text:span><text:span text:style-name="T3">, and an boundary if it is, </text:span><text:span text:style-name="T4">then</text:span><text:span text:style-name="T3"> start over with a random </text:span><text:span text:style-name="T4">unlabeled point</text:span><text:span text:style-name="T3">. </text:span></text:p>
      <text:p text:style-name="P10">Min sample and distance epsilon is pre-defined variables.</text:p>
      <text:p text:style-name="P10"><text:soft-page-break/>Nodes with edges are part of a cluster.</text:p>
      <text:p text:style-name="P11">Does not have the weaknesses of K-means.</text:p>
      <text:p text:style-name="P12">Has the concept of noise which is useful.</text:p>
      <text:p text:style-name="P12">Hard to find a good epsilon and min sample.</text:p>
      <text:p text:style-name="P12">Cann not cluster data with large differences in data dencity.</text:p>
      <text:h text:style-name="P2" text:outline-level="2">Ground truth</text:h>
      <text:p text:style-name="P12">A way to evaluate the clustering algorithms</text:p>
      <text:h text:style-name="P2" text:outline-level="2">Silhoutte coefficient</text:h>
      <text:p text:style-name="P12">Finding how well a point matches with it’s clu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4:16:02.748709638</meta:creation-date>
    <meta:generator>LibreOffice/7.3.7.2$Linux_X86_64 LibreOffice_project/30$Build-2</meta:generator>
    <dc:date>2023-04-17T15:57:47.213499695</dc:date>
    <meta:editing-duration>PT8M27S</meta:editing-duration>
    <meta:editing-cycles>1</meta:editing-cycles>
    <meta:document-statistic meta:table-count="0" meta:image-count="0" meta:object-count="0" meta:page-count="2" meta:paragraph-count="30" meta:word-count="332" meta:character-count="1921" meta:non-whitespace-character-count="1617"/>
  </office:meta>
</office:document-meta>
</file>